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3374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2.9091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3.1453in"/>
    </style:style>
    <style:style style:name="co12" style:family="table-column">
      <style:table-column-properties fo:break-before="auto" style:column-width="5.3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ext-properties style:font-name="Arial" style:font-name-asian="Arial1" style:font-name-complex="Tahoma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7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4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&amp;<text:span text:style-name="T1">P412464 = BM 022738</text:span>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>
            <text:p>#project: obta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#atf: lang akk-x-oldbab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#atf: use unicode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#atf: use legacy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#atf: use math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#atf: use mylines</text:p>
          </table:table-cell>
          <table:table-cell table:number-columns-repeated="10"/>
        </table:table-row>
        <table:table-row table:style-name="ro4">
          <table:table-cell table:style-name="ce2"/>
          <table:table-cell table:number-columns-repeated="10"/>
        </table:table-row>
        <table:table-row table:style-name="ro4">
          <table:table-cell table:style-name="ce2" office:value-type="string">
            <text:p>@tablet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@obverse</text:p>
          </table:table-cell>
          <table:table-cell table:number-columns-repeated="10"/>
        </table:table-row>
        <table:table-row table:style-name="ro4">
          <table:table-cell office:value-type="string">
            <text:p>1.</text:p>
          </table:table-cell>
          <table:table-cell table:style-name="ce4" office:value-type="string">
            <text:p>[{giš}KIRI₆ GIBIL]</text:p>
          </table:table-cell>
          <table:table-cell table:style-name="ce4" office:value-type="string">
            <text:p>[...] $TI [...]</text:p>
          </table:table-cell>
          <table:table-cell table:style-name="ce4" office:value-type="string">
            <text:p>im-du-ud </text:p>
          </table:table-cell>
          <table:table-cell table:style-name="ce4" office:value-type="string">
            <text:p>LÁL.Ì</text:p>
          </table:table-cell>
          <table:table-cell table:style-name="ce4" office:value-type="string">
            <text:p>MU {id₂}ha-am-mu-ra-bi-nu-hu-uš-ni-ši </text:p>
          </table:table-cell>
          <table:table-cell table:style-name="ce4" office:value-type="string">
            <text:p>{giš}KIRI₆ GIBIL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im#-du-ud</text:p>
          </table:table-cell>
          <table:table-cell table:style-name="ce4" office:value-type="string">
            <text:p>LÁL.Ì</text:p>
          </table:table-cell>
          <table:table-cell table:style-name="ce4" office:value-type="string">
            <text:p>%s mu an-ke₄ {d}innin ù {d}na-na-a-[a 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+kirû[orchard]N$kirûm; eššum[new]AJ; </text:p>
          </table:table-cell>
          <table:table-cell table:style-name="ce4" office:value-type="string">
            <text:p>u; u; u; </text:p>
          </table:table-cell>
          <table:table-cell table:style-name="ce4" office:value-type="string">
            <text:p>+madādu[measure (out)]V$imdud; </text:p>
          </table:table-cell>
          <table:table-cell table:style-name="ce4" office:value-type="string">
            <text:p>ribbatum[arrears]N; </text:p>
          </table:table-cell>
          <table:table-cell table:style-name="ce4" office:value-type="string">
            <text:p>šanat[year]N; +Hammurabi-nuhuš-niši[]WN$; </text:p>
          </table:table-cell>
          <table:table-cell table:style-name="ce4" office:value-type="string">
            <text:p>kirûm[orchard]N; eššum[new]AJ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imdud[measure (out)]V; </text:p>
          </table:table-cell>
          <table:table-cell table:style-name="ce4" office:value-type="string">
            <text:p>ribbatum[arrears]N; </text:p>
          </table:table-cell>
          <table:table-cell table:style-name="ce4" office:value-type="string">
            <text:p>mu[year]; An[]DN; Inana[]DN; u[and]; Nanaya[]DN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2.</text:p>
          </table:table-cell>
          <table:table-cell table:style-name="ce4" table:number-columns-repeated="2"/>
          <table:table-cell table:style-name="ce4" office:value-type="string">
            <text:p>1(IKU){gana₂}</text:p>
          </table:table-cell>
          <table:table-cell table:style-name="ce4" office:value-type="string">
            <text:p>1(U) 2(AŠ) &lt;GUR&gt;</text:p>
          </table:table-cell>
          <table:table-cell table:style-name="ce4" table:number-columns-repeated="5"/>
          <table:table-cell table:style-name="ce4" office:value-type="string">
            <text:p>1(IKU){gana₂} 1(U) 2(AŠ) &lt;GUR&gt;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table:number-columns-repeated="2"/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 table:number-columns-repeated="5"/>
          <table:table-cell table:style-name="ce4" office:value-type="string">
            <text:p>n; n; n; kur[unit]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3.</text:p>
          </table:table-cell>
          <table:table-cell table:style-name="ce4" office:value-type="string">
            <text:p>⸢1(IKU)⸣</text:p>
          </table:table-cell>
          <table:table-cell table:style-name="ce6" office:value-type="string">
            <text:p>⸢1(U) 2(AŠ)⸣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IKU)</text:p>
          </table:table-cell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 office:value-type="string">
            <text:p>DA KI-1 {giš}KIRI₆ É.GAL NU.GIŠ.KIRI₆ ig-[mil-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6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 office:value-type="string">
            <text:p>+idi[by//next to]PRP'PRP$; n; +kirû[orchard]N$kiri; ēkallim[palace]N; +nukaribbu[gardener]N$nukarib; +Igmil-xxx[]PN$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/>
          <table:table-cell table:style-name="ce6"/>
          <table:table-cell table:style-name="ce4" table:number-columns-repeated="8"/>
        </table:table-row>
        <table:table-row table:style-name="ro4">
          <table:table-cell office:value-type="string">
            <text:p>4.</text:p>
          </table:table-cell>
          <table:table-cell table:style-name="ce4" office:value-type="string">
            <text:p>2(IKU) 1/2(IKU)</text:p>
          </table:table-cell>
          <table:table-cell table:style-name="ce4" office:value-type="string">
            <text:p>3(U) &lt;GUR&gt;</text:p>
          </table:table-cell>
          <table:table-cell table:style-name="ce4" office:value-type="string">
            <text:p>1(U) GUR</text:p>
          </table:table-cell>
          <table:table-cell table:style-name="ce4" office:value-type="string">
            <text:p>2(U) &lt;GUR&gt;</text:p>
          </table:table-cell>
          <table:table-cell table:style-name="ce4"/>
          <table:table-cell table:style-name="ce9" office:value-type="string">
            <text:p>2(IKU) 1/2(IKU)</text:p>
          </table:table-cell>
          <table:table-cell table:style-name="ce4" office:value-type="string">
            <text:p>3(U) &lt;GUR&gt;</text:p>
          </table:table-cell>
          <table:table-cell table:style-name="ce4" office:value-type="string">
            <text:p>1(U) GUR</text:p>
          </table:table-cell>
          <table:table-cell table:style-name="ce4" office:value-type="string">
            <text:p>2(U) &lt;GUR&gt;</text:p>
          </table:table-cell>
          <table:table-cell table:style-name="ce4" office:value-type="string">
            <text:p>KI-2 DA na-ra-am-DINGIR NU.GIŠ.[KIRI₆ 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9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idi[next to]PRP; +Naram-ilim[]PN$; nukarib[gardener]N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5"/>
          <table:table-cell table:style-name="ce9"/>
          <table:table-cell table:style-name="ce4" table:number-columns-repeated="4"/>
        </table:table-row>
        <table:table-row table:style-name="ro4">
          <table:table-cell office:value-type="string">
            <text:p>5.</text:p>
          </table:table-cell>
          <table:table-cell table:style-name="ce5" table:number-columns-repeated="9"/>
          <table:table-cell table:style-name="ce5" office:value-type="string">
            <text:p>NÍG.Ú.RUM $AN $AŠ [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namkūr[property]N; u; u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5" table:number-columns-repeated="10"/>
        </table:table-row>
        <table:table-row table:style-name="ro4">
          <table:table-cell office:value-type="string">
            <text:p>6.</text:p>
          </table:table-cell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2(BARIG)</text:p>
          </table:table-cell>
          <table:table-cell table:style-name="ce4" office:value-type="string">
            <text:p>4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2(BARIG)</text:p>
          </table:table-cell>
          <table:table-cell table:style-name="ce4" office:value-type="string">
            <text:p>4(BARIG)</text:p>
          </table:table-cell>
          <table:table-cell table:style-name="ce4" office:value-type="string">
            <text:p>DA IRI{ki} ù ig-mil-{d}SUEN NU.[GIŠ.KIRI₆ ...] 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number-columns-repeated="2"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number-columns-repeated="2" table:style-name="ce4" office:value-type="string">
            <text:p>n; </text:p>
          </table:table-cell>
          <table:table-cell table:style-name="ce4" office:value-type="string">
            <text:p>idi[next to]PRP; +ālu[city//town]N'N$ālim; u[and]CNJ; Igmil-Sin[1]PN; nukarib[gardener]N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</table:table-row>
        <table:table-row table:style-name="ro4">
          <table:table-cell office:value-type="string">
            <text:p>7.</text:p>
          </table:table-cell>
          <table:table-cell table:style-name="ce4" table:number-columns-repeated="4"/>
          <table:table-cell table:style-name="ce4" office:value-type="string">
            <text:p>NÍG.ŠU AN.DUL₇-{d}UTU</text:p>
          </table:table-cell>
          <table:table-cell table:style-name="ce4" table:number-columns-repeated="4"/>
          <table:table-cell table:style-name="ce4" office:value-type="string">
            <text:p>NÍG.Ú.RUM $AN $AŠ [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table:number-columns-repeated="4"/>
          <table:table-cell table:style-name="ce4" office:value-type="string">
            <text:p>būš[property]N; +Andul-Šamaš[]PN$; </text:p>
          </table:table-cell>
          <table:table-cell table:style-name="ce4" table:number-columns-repeated="4"/>
          <table:table-cell table:style-name="ce4" office:value-type="string">
            <text:p>namkūr[property]N; u; u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8.</text:p>
          </table:table-cell>
          <table:table-cell table:style-name="ce4" office:value-type="string">
            <text:p>1(EŠE₃)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[(...)]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NU.GIŠ.KIRI₆ wa-aq-rum ; GUDU₄ URIM₅{ki}</text:p>
          </table:table-cell>
          <table:table-cell table:style-name="ce4" office:value-type="string">
            <text:p>1(EŠE₃)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5(AŠ) &lt;GUR&gt; </text:p>
          </table:table-cell>
          <table:table-cell table:style-name="ce4" office:value-type="string">
            <text:p>1(GEŠ₂) 7(AŠ) &lt;GUR&gt;</text:p>
          </table:table-cell>
          <table:table-cell table:style-name="ce4" office:value-type="string">
            <text:p>{[giš]}KIRI₆ šu-bu-ul-tum NU.⸢GIŠ⸣.[KIRI₆ ...] 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nukaribbim[gardener]N; +Waqrum[]PN$; +pašīšu[annointed one//(a priest)]N'N$pašīš; +Ur[]SN$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kiri[orchard]N; +Šubultum[]PN$; nukarib[gardener]N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9.</text:p>
          </table:table-cell>
          <table:table-cell table:style-name="ce4" office:value-type="string">
            <text:p>[1(IKU)]</text:p>
          </table:table-cell>
          <table:table-cell table:style-name="ce4" office:value-type="string">
            <text:p>[1(U) 2(AŠ) &lt;GUR&gt;]</text:p>
          </table:table-cell>
          <table:table-cell table:style-name="ce4" office:value-type="string">
            <text:p>2.5/6 GÍN KÙ.BABBAR</text:p>
          </table:table-cell>
          <table:table-cell table:style-name="ce4" office:value-type="string">
            <text:p>1(U) 2(AŠ) &lt;GUR&gt;</text:p>
          </table:table-cell>
          <table:table-cell table:style-name="ce4" office:value-type="string">
            <text:p>NU?</text:p>
          </table:table-cell>
          <table:table-cell table:style-name="ce4" office:value-type="string">
            <text:p>1(IKU)</text:p>
          </table:table-cell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 office:value-type="string">
            <text:p>{giš}KIRI₆ ta-li-mu NU.GIŠ.KIRI₆ ig-mil-[...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šiqil[unit]N; +kaspu[silver]N$kaspim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lā[not]MOD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 office:value-type="string">
            <text:p>kiri[orchard]N; +Talimum[]PN$Talimu; nukarib[gardener]N; +Igmil-xxx[]PN$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10.</text:p>
          </table:table-cell>
          <table:table-cell table:style-name="ce5" table:number-columns-repeated="9"/>
          <table:table-cell table:style-name="ce5" office:value-type="string">
            <text:p>NÍG.ŠU {d}UTU-a-bi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būš[property]N; Šamaš-abi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5" table:number-columns-repeated="10"/>
        </table:table-row>
        <table:table-row table:style-name="ro4">
          <table:table-cell office:value-type="string">
            <text:p>11.</text:p>
          </table:table-cell>
          <table:table-cell table:style-name="ce4" office:value-type="string">
            <text:p>12 SAR</text:p>
          </table:table-cell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2 SAR</text:p>
          </table:table-cell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(AŠ) &lt;GUR&gt; 2(BARIG) 1(BAN₂) &lt;2&gt; SILÀ</text:p>
          </table:table-cell>
          <table:table-cell table:style-name="ce4" office:value-type="string">
            <text:p>DA pe-er-hu-um NU.GIŠ.KIRI₆ pe-er-hu-um DUMU [...] x x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kur[unit]N; n; n; n; qā[unit]N; </text:p>
          </table:table-cell>
          <table:table-cell table:style-name="ce4" office:value-type="string">
            <text:p>idi[next to]PRP; Perhum[1]PN; nukarib[gardener]N; Perhum[1]PN; mār[son]N; u; u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3">
          <table:table-cell office:value-type="string">
            <text:p>12.</text:p>
          </table:table-cell>
          <table:table-cell table:style-name="ce4" office:value-type="string">
            <text:p>1(IKU) 1.15 &lt;SAR&gt;</text:p>
          </table:table-cell>
          <table:table-cell table:style-name="ce4" office:value-type="string">
            <text:p>2(U) 1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1(U) 9(AŠ) &lt;GUR&gt;</text:p>
          </table:table-cell>
          <table:table-cell table:style-name="ce4"/>
          <table:table-cell table:style-name="ce4" office:value-type="string">
            <text:p>1(IKU) 1.15 &lt;SAR&gt;</text:p>
          </table:table-cell>
          <table:table-cell table:style-name="ce4" office:value-type="string">
            <text:p>2(U) 1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1(U) 9(AŠ) &lt;GUR&gt;</text:p>
          </table:table-cell>
          <table:table-cell table:style-name="ce6" office:value-type="string">
            <text:p><text:span text:style-name="T3">⸢</text:span><text:span text:style-name="T4">DA⸣ a-da-an-ni-a-⸢am⸣ NU.GIŠ.KIRI₆ {d}SUEN?-ba-ni ù [...]</text:span>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mūša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6" office:value-type="string">
            <text:p>idi[next to]PRP; +Adanniam[]PN$; nukarib[gardener]N; +Sin-bani[]PN$; u[and]CNJ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9"/>
          <table:table-cell table:style-name="ce6"/>
        </table:table-row>
        <table:table-row table:style-name="ro4">
          <table:table-cell office:value-type="string">
            <text:p>13.</text:p>
          </table:table-cell>
          <table:table-cell table:style-name="ce4" office:value-type="string">
            <text:p>2(IKU) 30 SAR</text:p>
          </table:table-cell>
          <table:table-cell table:style-name="ce8" office:value-type="string">
            <text:p>2(U) 7(AŠ) &lt;GUR&gt; 3(BARIG)</text:p>
          </table:table-cell>
          <table:table-cell table:style-name="ce4" office:value-type="string">
            <text:p>6(AŠ) &lt;GUR&gt; 3(BARIG) 4(BAN₂) ŠE</text:p>
          </table:table-cell>
          <table:table-cell table:style-name="ce8" office:value-type="string">
            <text:p>2(U) &lt;GUR&gt; 4(BARIG) 2(BAN₂)</text:p>
          </table:table-cell>
          <table:table-cell table:style-name="ce4"/>
          <table:table-cell table:style-name="ce4" office:value-type="string">
            <text:p>2(IKU) 30 SAR</text:p>
          </table:table-cell>
          <table:table-cell table:style-name="ce8" office:value-type="string">
            <text:p>2(U) 7(AŠ) &lt;GUR&gt; 3(BARIG)</text:p>
          </table:table-cell>
          <table:table-cell table:style-name="ce4" office:value-type="string">
            <text:p>6(AŠ) &lt;GUR&gt; ŠE</text:p>
          </table:table-cell>
          <table:table-cell table:style-name="ce4" office:value-type="string">
            <text:p>2(U) 1(AŠ) &lt;GUR&gt; 3(BARIG)!(1(BARIG))</text:p>
          </table:table-cell>
          <table:table-cell table:style-name="ce4" office:value-type="string">
            <text:p>DA a-pil₂-i₃-&lt;lí&gt;-šu <text:s/>NU.GIŠ.KIRI₆ ap-lum DUMU sa-di?-tum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ce8" office:value-type="string">
            <text:p>n; n; kur[unit]N; n; </text:p>
          </table:table-cell>
          <table:table-cell table:style-name="ce4" office:value-type="string">
            <text:p>n; kur[unit]N; n; n; šeʾum[grain]N; </text:p>
          </table:table-cell>
          <table:table-cell table:style-name="ce8" office:value-type="string">
            <text:p>n; kur[unit]N; n; n; </text:p>
          </table:table-cell>
          <table:table-cell table:style-name="ce4"/>
          <table:table-cell table:style-name="ce4" office:value-type="string">
            <text:p>n; n; mūšar[unit]N; </text:p>
          </table:table-cell>
          <table:table-cell table:style-name="ce8" office:value-type="string">
            <text:p>n; n; kur[unit]N; n; </text:p>
          </table:table-cell>
          <table:table-cell table:style-name="ce4" office:value-type="string">
            <text:p>n; kur[unit]N; šeʾum[grain]N; </text:p>
          </table:table-cell>
          <table:table-cell table:style-name="ce4" office:value-type="string">
            <text:p>n; n; kur[unit]N; n; </text:p>
          </table:table-cell>
          <table:table-cell table:style-name="ce4" office:value-type="string">
            <text:p>idi[next to]PRP; Apil-ilišu[1]PN; nukarib[gardener]N; Aplum[1]PN; mār[son]N; +Sadditum[]PN$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4">
          <table:table-cell office:value-type="string">
            <text:p>14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4(BARIG)</text:p>
          </table:table-cell>
          <table:table-cell table:style-name="ce8" office:value-type="string">
            <text:p>5(AŠ) &lt;GUR&gt; 1(BARIG)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2(BARIG) ŠE</text:p>
          </table:table-cell>
          <table:table-cell table:style-name="ce8" office:value-type="string">
            <text:p>5(AŠ) &lt;GUR&gt; 3(BARIG)</text:p>
          </table:table-cell>
          <table:table-cell table:style-name="ce4" office:value-type="string">
            <text:p>DA a-hi-we-du NU.GIŠ.KIRI₆ a-na-pa-ni-AN.DUL₇#?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šeʾum[grain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idi[next to]PRP; +Ahi-wedum[]PN$Ahi-wedu; nukarib[gardener]N; +Ana-pani-andullim[]PN$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6"/>
          <table:table-cell table:style-name="ce4" table:number-columns-repeated="2"/>
          <table:table-cell table:style-name="ce8"/>
          <table:table-cell table:style-name="ce4"/>
          <table:table-cell table:style-name="ce6"/>
          <table:table-cell table:style-name="ce4" table:number-columns-repeated="2"/>
          <table:table-cell table:style-name="ce8"/>
          <table:table-cell table:style-name="ce4"/>
        </table:table-row>
        <table:table-row table:style-name="ro4">
          <table:table-cell office:value-type="string">
            <text:p>15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8" office:value-type="string">
            <text:p>5(AŠ) &lt;GUR&gt; 2(BARIG) 3(BAN₂)</text:p>
          </table:table-cell>
          <table:table-cell table:style-name="ce4" office:value-type="string">
            <text:p>2(BARIG) 3(BAN₂)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4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DA {id₂}IDIGNA ù {d}SUEN-še-me-e NU.GIŠ.KIRI₆ {d}SUEN-ma-gir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8" office:value-type="string">
            <text:p>n; kur[unit]N; n; n; </text:p>
          </table:table-cell>
          <table:table-cell table:style-name="ce4" office:value-type="string">
            <text:p>n; 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idi[next to]PRP; Tigris[1]WN; u[and]CNJ; Sin-šeme[1]PN; nukarib[gardener]N; Sin-magir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6"/>
          <table:table-cell table:style-name="ce4"/>
          <table:table-cell table:style-name="ce8"/>
          <table:table-cell table:style-name="ce4" table:number-columns-repeated="2"/>
          <table:table-cell table:style-name="ce6"/>
          <table:table-cell table:style-name="ce4" table:number-columns-repeated="4"/>
        </table:table-row>
        <table:table-row table:style-name="ro4">
          <table:table-cell office:value-type="string">
            <text:p>16.</text:p>
          </table:table-cell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 office:value-type="string">
            <text:p>DA na-ra-am-{d}IŠKUR NU.GIŠ.KIRI₆ a-na-pa-ni-AN.DUL₇ x $A (x x) ; $RU $A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idi[next to]PRP; +Naram-Adad[]PN$; nukarib[gardener]N; Ana-pani-andullim[1]PN; u; u; u; u; u; u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17.</text:p>
          </table:table-cell>
          <table:table-cell table:style-name="ce4" office:value-type="string">
            <text:p>30 SAR </text:p>
          </table:table-cell>
          <table:table-cell table:style-name="ce8" office:value-type="string">
            <text:p>3(AŠ) &lt;GUR&gt; 3(BARIG)</text:p>
          </table:table-cell>
          <table:table-cell table:style-name="ce4" office:value-type="string">
            <text:p>1 GÍN KÙ.BABBAR</text:p>
          </table:table-cell>
          <table:table-cell table:style-name="ce8" office:value-type="string">
            <text:p>3(AŠ) &lt;GUR&gt; 3(BARIG)</text:p>
          </table:table-cell>
          <table:table-cell table:style-name="ce4"/>
          <table:table-cell table:style-name="ce4" office:value-type="string">
            <text:p>30 SAR</text:p>
          </table:table-cell>
          <table:table-cell table:style-name="ce8" office:value-type="string">
            <text:p>3(AŠ) &lt;GUR&gt; 3(BARIG)</text:p>
          </table:table-cell>
          <table:table-cell table:style-name="ce4"/>
          <table:table-cell table:style-name="ce4" office:value-type="string">
            <text:p>[3(AŠ) &lt;GUR&gt; 3(BARIG)]</text:p>
          </table:table-cell>
          <table:table-cell table:style-name="ce4" office:value-type="string">
            <text:p>DA {id₂}IDIGNA NU.GIŠ.KIRI₆ ig-mil-{d}SUEN DUMU ip-qú-ša#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šiqil[unit]N; kaspim[silver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4" office:value-type="string">
            <text:p>n; kur[unit]N; n; </text:p>
          </table:table-cell>
          <table:table-cell table:style-name="ce4" office:value-type="string">
            <text:p>idi[next to]PRP; Tigris[1]WN; nukarib[gardener]N; Igmil-Sin[1]PN; mār[son]N; Ipquša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4">
          <table:table-cell office:value-type="string">
            <text:p>18.</text:p>
          </table:table-cell>
          <table:table-cell table:style-name="ce5" table:number-columns-repeated="9"/>
          <table:table-cell table:style-name="ce5" office:value-type="string">
            <text:p>NÍG.ŠU a-píl-ì-lí-šu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būš[property]N; Apil-ilišu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table:style-name="ce3" office:value-type="string">
            <text:p>$ single ruling</text:p>
          </table:table-cell>
          <table:table-cell table:style-name="ce5" table:number-columns-repeated="10"/>
        </table:table-row>
        <table:table-row table:style-name="ro4">
          <table:table-cell table:style-name="ce3" office:value-type="string">
            <text:p>@bottom</text:p>
          </table:table-cell>
          <table:table-cell table:style-name="ce5" table:number-columns-repeated="10"/>
        </table:table-row>
        <table:table-row table:style-name="ro4">
          <table:table-cell office:value-type="string">
            <text:p>1.</text:p>
          </table:table-cell>
          <table:table-cell table:style-name="ce4" office:value-type="string">
            <text:p>[10 SAR]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1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[1(BARIG)]</text:p>
          </table:table-cell>
          <table:table-cell table:style-name="ce4" office:value-type="string">
            <text:p>DA a-hu-wa-qar RÁ.GAB NU.GIŠ.KIRI₆ ì-lí-i-din-nam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idi[next to]PRP; Ahu-waqar[1]PN; rakbim[mounted messenger]N; nukarib[gardener]N; Ili-idinnam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2.</text:p>
          </table:table-cell>
          <table:table-cell table:style-name="ce4" office:value-type="string">
            <text:p>[10 SAR]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1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/>
          <table:table-cell table:style-name="ce8" office:value-type="string">
            <text:p>1(AŠ) &lt;GUR&gt; 1(BARIG)</text:p>
          </table:table-cell>
          <table:table-cell table:style-name="ce4" office:value-type="string">
            <text:p>DA li-pí-it-EŠ₈.TAR₂ NU.GIŠ.KIRI₆ a-bu-wa-qar ; INIM-TA a-li₂-dam-qum GIR₃.NITA₂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8" office:value-type="string">
            <text:p>n; kur[unit]N; n; </text:p>
          </table:table-cell>
          <table:table-cell table:style-name="ce4" office:value-type="string">
            <text:p>idi[next to]PRP; +Lipit-Ištar[]PN$; nukarib[gardener]N; Abu-waqar[1]PN; +ina[in//according to]PRP'PRP$&amp;+awātu[word//report]N'N$awāt; +Ali-damqum[]PN$; +šakkanakku[(military) governor]N$šakkanakkim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@reverse</text:p>
          </table:table-cell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4"/>
          <table:table-cell table:style-name="ce8"/>
          <table:table-cell table:style-name="ce4"/>
        </table:table-row>
        <table:table-row table:style-name="ro4">
          <table:table-cell office:value-type="string">
            <text:p>1.</text:p>
          </table:table-cell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 office:value-type="string">
            <text:p>DA 30-mu-uš-te-še-er NU.GIŠ.KIRI₆ a-na-pa-ni-AN.[DUL₇]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idi[next to]PRP; +Sin-muštešer[]PN$; nukarib[gardener]N; Ana-pani-andullim[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4">
          <table:table-cell office:value-type="string">
            <text:p>2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/>
          <table:table-cell table:style-name="ce4" office:value-type="string">
            <text:p>6(AŠ) &lt;GUR&gt;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/>
          <table:table-cell table:style-name="ce4" office:value-type="string">
            <text:p>6(AŠ) &lt;GUR&gt;</text:p>
          </table:table-cell>
          <table:table-cell table:style-name="ce4" office:value-type="string">
            <text:p>DA ša-ta-li-šu NU.GIŠ.KIRI₆ ša-ta-li-šu</text:p>
          </table:table-cell>
        </table:table-row>
        <table:table-row table:style-name="ro4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n; kur[unit]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n; kur[unit]N; </text:p>
          </table:table-cell>
          <table:table-cell table:style-name="ce4" office:value-type="string">
            <text:p>idi[next to]PRP; +Šatallišu[]PN$; nukarib[gardener]N; Šatallišu[1]P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3.</text:p>
          </table:table-cell>
          <table:table-cell table:number-columns-repeated="2"/>
          <table:table-cell table:style-name="ce4"/>
          <table:table-cell/>
          <table:table-cell table:style-name="ce4" office:value-type="string" table:number-columns-spanned="6" table:number-rows-spanned="1">
            <text:p>NÍG.ŠU {d}NIN.URTA-⸢ILLAT⸣-su# {iri}ì-lí-iš-ti-kal{ki} </text:p>
          </table:table-cell>
          <table:covered-table-cell table:number-columns-repeated="5"/>
        </table:table-row>
        <table:table-row table:style-name="ro4">
          <table:table-cell office:value-type="string">
            <text:p>#lem: </text:p>
          </table:table-cell>
          <table:table-cell table:number-columns-repeated="2"/>
          <table:table-cell table:style-name="ce4"/>
          <table:table-cell/>
          <table:table-cell table:style-name="ce4" office:value-type="string" table:number-columns-spanned="6" table:number-rows-spanned="1">
            <text:p>būš[property]N; +Ninurta-illassu[]PN$; +Iliš-tikal[]SN$</text:p>
          </table:table-cell>
          <table:covered-table-cell table:number-columns-repeated="5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double ruling</text:p>
          </table:table-cell>
          <table:table-cell table:style-name="ce4"/>
          <table:table-cell table:number-columns-repeated="9"/>
        </table:table-row>
        <table:table-row table:style-name="ro4">
          <table:table-cell office:value-type="string">
            <text:p>4. |</text:p>
          </table:table-cell>
          <table:table-cell table:style-name="ce7" office:value-type="string">
            <text:p>INIM-TA a-bi-ia-tum ra-bi-a-nu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ina[in//according to]PRP'PRP$&amp;+awātu[word//report]N'N$awāt; +Abiyatum[]PN$; rabiānu[mayor]N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5. |</text:p>
          </table:table-cell>
          <table:table-cell table:style-name="ce7" office:value-type="string">
            <text:p>{m}a-lí-dam-qum GIR₃.NITA₂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Ali-damqum[]PN$; šakkanakkim[(military) governor]N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6. |</text:p>
          </table:table-cell>
          <table:table-cell table:style-name="ce7" office:value-type="string">
            <text:p>{m}{d}SUEN-we-du DUMU {d}SUEN-ga-mil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Sin-wedu[]PN$; mār[son]N; +Sin-gamil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7. |</text:p>
          </table:table-cell>
          <table:table-cell table:style-name="ce7" office:value-type="string">
            <text:p>{m}DINGIR{+lam}-du-gu-ul DUMU a-mu-ru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Ilam-dugul[]PN$; mār[son]N; +Amurru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3">
          <table:table-cell office:value-type="string">
            <text:p>8. |</text:p>
          </table:table-cell>
          <table:table-cell table:style-name="ce7" office:value-type="string">
            <text:p>{m}{d}<text:span text:style-name="T2">SUEN</text:span>-ú-sé-li DUMU a-pa-a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Sin-uselli[]PN$; mār[son]N; +Appaya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9. |</text:p>
          </table:table-cell>
          <table:table-cell table:style-name="ce7" office:value-type="string">
            <text:p>{m}wa-ar-du-⸢um⸣ DUMU me-e-{d}NIN $MU $UN $GU $UD $A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Wardum[]PN$; mār[son]N; +Me-xxx[]PN$; u; u; u; u; u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0. |</text:p>
          </table:table-cell>
          <table:table-cell table:style-name="ce7" office:value-type="string">
            <text:p>{m}a-hi-lu-mur DUMU i-la-a-a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Ahi-lumur[]PN$; mār[son]N; +Ilaya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1. |</text:p>
          </table:table-cell>
          <table:table-cell table:style-name="ce7" office:value-type="string">
            <text:p>{m}u-bar-{d}NANŠE? DUMU nu-úr-{d}MAR.TU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Ubar-Nanše[]PN$; mār[son]N; +Nur-Amurrim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2. |</text:p>
          </table:table-cell>
          <table:table-cell table:style-name="ce7" office:value-type="string">
            <text:p>{m}im-gu-ú-a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Imgua[]PN$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3. |</text:p>
          </table:table-cell>
          <table:table-cell table:style-name="ce7" office:value-type="string">
            <text:p>{m}ig-mil-{d}SUEN DUMU a-hi-we-du GUDU₄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Igmil-Sin[]PN$; mār[son]N; Ahi-wedu[1]PN; +pašīšu[annointed one//(a priest)]N'N$pašīšim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4. |</text:p>
          </table:table-cell>
          <table:table-cell table:style-name="ce7" office:value-type="string">
            <text:p>ši-bu-⸢tum⸣ an-nu-tum ⸢ša⸣ {iri}ì-lí-⸢iš-ti-kal⸣{ki}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šību[old person//witness]N'N$šībūtum; +annû[this]DP$annûtum; ša[of]DET; Iliš-tikal[1]SN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5. |</text:p>
          </table:table-cell>
          <table:table-cell table:style-name="ce7" office:value-type="string">
            <text:p>ú-⸢bi?-ru⸣-ú É.GAL i-pa-lu</text:p>
          </table:table-cell>
          <table:table-cell table:number-columns-repeated="9"/>
        </table:table-row>
        <table:table-row table:style-name="ro4">
          <table:table-cell office:value-type="string">
            <text:p>#lem: </text:p>
          </table:table-cell>
          <table:table-cell table:style-name="ce7" office:value-type="string">
            <text:p>+bâru[appear//establish]V'V$ubīrū; +ēkallu[palace]N$ēkallam; +apālu[pay//satisfy]V'V$ippalū</text:p>
          </table:table-cell>
          <table:table-cell table:number-columns-repeated="9"/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1 line blank</text:p>
          </table:table-cell>
          <table:table-cell table:style-name="ce7"/>
          <table:table-cell table:number-columns-repeated="9"/>
        </table:table-row>
        <table:table-row table:style-name="ro4">
          <table:table-cell office:value-type="string">
            <text:p>16.</text:p>
          </table:table-cell>
          <table:table-cell table:number-columns-repeated="9"/>
          <table:table-cell table:style-name="ce7" office:value-type="string">
            <text:p>{iti}ŠE.KIN.KU₅ U₄ 3-KAM</text:p>
          </table:table-cell>
        </table:table-row>
        <table:table-row table:style-name="ro4">
          <table:table-cell office:value-type="string">
            <text:p>#lem: </text:p>
          </table:table-cell>
          <table:table-cell table:number-columns-repeated="9"/>
          <table:table-cell table:style-name="ce7" office:value-type="string">
            <text:p>+Addaru[]MN$Addarum; ūm[day]N; n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17.</text:p>
          </table:table-cell>
          <table:table-cell table:number-columns-repeated="9"/>
          <table:table-cell table:style-name="ce7" office:value-type="string">
            <text:p>%s mu bad₃ má-rí{ki} ; ù mà-al-gi₄-a[{ki}] ; mu-un-gul-e</text:p>
          </table:table-cell>
        </table:table-row>
        <table:table-row table:style-name="ro4">
          <table:table-cell office:value-type="string">
            <text:p>#lem: </text:p>
          </table:table-cell>
          <table:table-cell table:number-columns-repeated="9"/>
          <table:table-cell table:style-name="ce7" office:value-type="string">
            <text:p>mu[year]; bad[wall]; Mari[]SN$; u[and]; Malgium[1]; gul[destroy]</text:p>
          </table:table-cell>
        </table:table-row>
        <table:table-row table:style-name="ro4">
          <table:table-cell/>
          <table:table-cell table:style-name="ce4"/>
          <table:table-cell table:number-columns-repeated="9"/>
        </table:table-row>
        <table:table-row table:style-name="ro4">
          <table:table-cell office:value-type="string">
            <text:p>$ (seal impressions all over)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@translation parallel en project</text:p>
          </table:table-cell>
          <table:table-cell table:number-columns-repeated="10"/>
        </table:table-row>
        <table:table-row table:style-name="ro4">
          <table:table-cell office:value-type="string">
            <text:p>@obverse</text:p>
          </table:table-cell>
          <table:table-cell table:number-columns-repeated="10"/>
        </table:table-row>
        <table:table-row table:style-name="ro4">
          <table:table-cell office:value-type="string">
            <text:p>1.</text:p>
          </table:table-cell>
          <table:table-cell office:value-type="string">
            <text:p>[@?New orchard?@]</text:p>
          </table:table-cell>
          <table:table-cell office:value-type="string">
            <text:p>[...] ... [...]</text:p>
          </table:table-cell>
          <table:table-cell office:value-type="string">
            <text:p>He measured</text:p>
          </table:table-cell>
          <table:table-cell office:value-type="string">
            <text:p>Arrears</text:p>
          </table:table-cell>
          <table:table-cell office:value-type="string">
            <text:p>Year: the watercourse Hammurabi-abundance-of-the-people</text:p>
          </table:table-cell>
          <table:table-cell office:value-type="string">
            <text:p>New orchard</text:p>
          </table:table-cell>
          <table:table-cell office:value-type="string">
            <text:p>[...]</text:p>
          </table:table-cell>
          <table:table-cell office:value-type="string">
            <text:p>He measured</text:p>
          </table:table-cell>
          <table:table-cell office:value-type="string">
            <text:p>Arrears</text:p>
          </table:table-cell>
          <table:table-cell office:value-type="string">
            <text:p>Year: An, Inana and Nanaya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2.</text:p>
          </table:table-cell>
          <table:table-cell office:value-type="string" table:number-columns-spanned="5" table:number-rows-spanned="1">
            <text:p>1 @iku <text:s/>= 12 @gur</text:p>
          </table:table-cell>
          <table:covered-table-cell table:number-columns-repeated="4"/>
          <table:table-cell table:number-columns-repeated="4"/>
          <table:table-cell office:value-type="string">
            <text:p>1 @iku = 12 @gur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3.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/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 office:value-type="string">
            <text:p>First, @?Next to?@ the palace orchard, gardener of Igmil-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4.</text:p>
          </table:table-cell>
          <table:table-cell office:value-type="string">
            <text:p>2 1/2 @iku</text:p>
          </table:table-cell>
          <table:table-cell office:value-type="string">
            <text:p>30 @gur</text:p>
          </table:table-cell>
          <table:table-cell office:value-type="string">
            <text:p>10 @gur</text:p>
          </table:table-cell>
          <table:table-cell office:value-type="string">
            <text:p>20 @gur</text:p>
          </table:table-cell>
          <table:table-cell/>
          <table:table-cell office:value-type="string">
            <text:p>2 1/2 @iku</text:p>
          </table:table-cell>
          <table:table-cell office:value-type="string">
            <text:p>30 @gur</text:p>
          </table:table-cell>
          <table:table-cell office:value-type="string">
            <text:p>10 @gur</text:p>
          </table:table-cell>
          <table:table-cell office:value-type="string">
            <text:p>20 @gur</text:p>
          </table:table-cell>
          <table:table-cell office:value-type="string">
            <text:p>Second, @?Next to?@ <text:s/>Naram-ilim, gardener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5.</text:p>
          </table:table-cell>
          <table:table-cell table:number-columns-repeated="9"/>
          <table:table-cell office:value-type="string">
            <text:p>Property of ...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6.</text:p>
          </table:table-cell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20 @sila</text:p>
          </table:table-cell>
          <table:table-cell office:value-type="string">
            <text:p>24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20 @sila</text:p>
          </table:table-cell>
          <table:table-cell office:value-type="string">
            <text:p>240 @sila</text:p>
          </table:table-cell>
          <table:table-cell office:value-type="string">
            <text:p>@?Next to?@ the town and Igmil-Sin, gardener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7.</text:p>
          </table:table-cell>
          <table:table-cell table:number-columns-repeated="4"/>
          <table:table-cell office:value-type="string">
            <text:p>Property of Andul-Šamaš</text:p>
          </table:table-cell>
          <table:table-cell table:number-columns-repeated="4"/>
          <table:table-cell office:value-type="string">
            <text:p>Property of <text:s/>...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8.</text:p>
          </table:table-cell>
          <table:table-cell office:value-type="string">
            <text:p>6 @iku</text:p>
          </table:table-cell>
          <table:table-cell office:value-type="string">
            <text:p>72 @gur</text:p>
          </table:table-cell>
          <table:table-cell/>
          <table:table-cell office:value-type="string">
            <text:p>72 @gur</text:p>
          </table:table-cell>
          <table:table-cell office:value-type="string">
            <text:p>Gardener of Waqrum, @pašīšum-priest of Ur</text:p>
          </table:table-cell>
          <table:table-cell office:value-type="string">
            <text:p>6 @iku</text:p>
          </table:table-cell>
          <table:table-cell office:value-type="string">
            <text:p>72 @gur</text:p>
          </table:table-cell>
          <table:table-cell office:value-type="string">
            <text:p>5 @gur</text:p>
          </table:table-cell>
          <table:table-cell office:value-type="string">
            <text:p>67 @gur</text:p>
          </table:table-cell>
          <table:table-cell office:value-type="string">
            <text:p>Orchard of Šubultum, gardener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9.</text:p>
          </table:table-cell>
          <table:table-cell office:value-type="string">
            <text:p>[1 @iku]</text:p>
          </table:table-cell>
          <table:table-cell office:value-type="string">
            <text:p>[12 @gur]</text:p>
          </table:table-cell>
          <table:table-cell office:value-type="string">
            <text:p>2 5/6 shekels of silver</text:p>
          </table:table-cell>
          <table:table-cell office:value-type="string">
            <text:p>12 @gur</text:p>
          </table:table-cell>
          <table:table-cell office:value-type="string">
            <text:p>@?Not?@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 office:value-type="string">
            <text:p>Orchard of Talimum, gardener of Igmil-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0.</text:p>
          </table:table-cell>
          <table:table-cell table:number-columns-repeated="9"/>
          <table:table-cell office:value-type="string">
            <text:p>Property of Šamaš-abi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1.</text:p>
          </table:table-cell>
          <table:table-cell office:value-type="string">
            <text:p>12 @sar</text:p>
          </table:table-cell>
          <table:table-cell office:value-type="string">
            <text:p>1 @gur 132 @sila</text:p>
          </table:table-cell>
          <table:table-cell/>
          <table:table-cell office:value-type="string">
            <text:p>1 @gur 132 @sila</text:p>
          </table:table-cell>
          <table:table-cell/>
          <table:table-cell office:value-type="string">
            <text:p>12 @sar</text:p>
          </table:table-cell>
          <table:table-cell office:value-type="string">
            <text:p>1 @gur 132 @sila</text:p>
          </table:table-cell>
          <table:table-cell/>
          <table:table-cell office:value-type="string">
            <text:p>1 @gur 132 @sila</text:p>
          </table:table-cell>
          <table:table-cell office:value-type="string">
            <text:p>@?Next to?@ Perhum, gardener of Perhum son of [...]....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2.</text:p>
          </table:table-cell>
          <table:table-cell office:value-type="string">
            <text:p>1 @iku 75 @sar</text:p>
          </table:table-cell>
          <table:table-cell office:value-type="string">
            <text:p>21 @gur</text:p>
          </table:table-cell>
          <table:table-cell office:value-type="string">
            <text:p>2 @gur</text:p>
          </table:table-cell>
          <table:table-cell office:value-type="string">
            <text:p>19 @gur</text:p>
          </table:table-cell>
          <table:table-cell/>
          <table:table-cell office:value-type="string">
            <text:p>1 @iku 75 @sar</text:p>
          </table:table-cell>
          <table:table-cell office:value-type="string">
            <text:p>21 @gur</text:p>
          </table:table-cell>
          <table:table-cell office:value-type="string">
            <text:p>2 @gur</text:p>
          </table:table-cell>
          <table:table-cell office:value-type="string">
            <text:p>19 @gur</text:p>
          </table:table-cell>
          <table:table-cell office:value-type="string">
            <text:p>@?Next to?@ Adanniam, gardener of Sin-bani and [...]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3.</text:p>
          </table:table-cell>
          <table:table-cell office:value-type="string">
            <text:p>2 @iku 30 @sar</text:p>
          </table:table-cell>
          <table:table-cell office:value-type="string">
            <text:p>27 @gur 180 @sila</text:p>
          </table:table-cell>
          <table:table-cell office:value-type="string">
            <text:p>6 @gur 220 @sila grain</text:p>
          </table:table-cell>
          <table:table-cell office:value-type="string">
            <text:p>20 @gur 260 @sila</text:p>
          </table:table-cell>
          <table:table-cell/>
          <table:table-cell office:value-type="string">
            <text:p>2 @iku 30 @sar</text:p>
          </table:table-cell>
          <table:table-cell office:value-type="string">
            <text:p>27 @gur 180 @sila</text:p>
          </table:table-cell>
          <table:table-cell office:value-type="string">
            <text:p>6 @gur grain</text:p>
          </table:table-cell>
          <table:table-cell office:value-type="string">
            <text:p>21 @gur 180 @sila</text:p>
          </table:table-cell>
          <table:table-cell office:value-type="string">
            <text:p>@?Next to?@ Apil-ilišu, gardener of Aplum, son of @?Sadditum?@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4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240 @sila</text:p>
          </table:table-cell>
          <table:table-cell office:value-type="string">
            <text:p>5 @gur 60 @sila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120 @sila</text:p>
          </table:table-cell>
          <table:table-cell office:value-type="string">
            <text:p>5 @gur @180 sila</text:p>
          </table:table-cell>
          <table:table-cell office:value-type="string">
            <text:p>@?Next to?@ Ahi-wedu, gardener of Ana-pani-andullim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5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5 @gur 150 @sila</text:p>
          </table:table-cell>
          <table:table-cell office:value-type="string">
            <text:p>150 @sila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4 @gur</text:p>
          </table:table-cell>
          <table:table-cell office:value-type="string">
            <text:p>2 @gur</text:p>
          </table:table-cell>
          <table:table-cell office:value-type="string">
            <text:p>@?Next to?@ the Tigris and Sin-šeme, gardener of Sin-magir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6.</text:p>
          </table:table-cell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/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 office:value-type="string">
            <text:p>@?Next to?@ Nara-Adad, gardener of Ana-pani-andullim ...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7.</text:p>
          </table:table-cell>
          <table:table-cell office:value-type="string">
            <text:p>30 @sar</text:p>
          </table:table-cell>
          <table:table-cell office:value-type="string">
            <text:p>3 @gur 180 @sila</text:p>
          </table:table-cell>
          <table:table-cell office:value-type="string">
            <text:p>1 shekel of silver</text:p>
          </table:table-cell>
          <table:table-cell office:value-type="string">
            <text:p>3 @gur 180 @sila</text:p>
          </table:table-cell>
          <table:table-cell/>
          <table:table-cell office:value-type="string">
            <text:p>30 @sar</text:p>
          </table:table-cell>
          <table:table-cell office:value-type="string">
            <text:p>3 @gur 180 @sila</text:p>
          </table:table-cell>
          <table:table-cell/>
          <table:table-cell office:value-type="string">
            <text:p>[3 @gur 180 @sila]</text:p>
          </table:table-cell>
          <table:table-cell office:value-type="string">
            <text:p>@?Next to?@ the Tigris, gardener of Igmil-Sin son of Ipquša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18.</text:p>
          </table:table-cell>
          <table:table-cell table:number-columns-repeated="9"/>
          <table:table-cell office:value-type="string">
            <text:p>Property of Apil-ilišu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@bottom</text:p>
          </table:table-cell>
          <table:table-cell table:number-columns-repeated="10"/>
        </table:table-row>
        <table:table-row table:style-name="ro4">
          <table:table-cell office:value-type="string">
            <text:p>1.</text:p>
          </table:table-cell>
          <table:table-cell office:value-type="string">
            <text:p>[10 @sar]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6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[60 @sila]</text:p>
          </table:table-cell>
          <table:table-cell office:value-type="string">
            <text:p>@?Next to?@ Ahu-waqar, messenger, gardener of Ili-iddinam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2.</text:p>
          </table:table-cell>
          <table:table-cell office:value-type="string">
            <text:p>[10 @sar]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6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/>
          <table:table-cell office:value-type="string">
            <text:p>1 @gur 60 @sila</text:p>
          </table:table-cell>
          <table:table-cell office:value-type="string">
            <text:p>@?Next to?@ Lipit-Ištar, gardener of Abu-waqar, according to the report of Ali-damqum, military governor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@reverse</text:p>
          </table:table-cell>
          <table:table-cell table:number-columns-repeated="10"/>
        </table:table-row>
        <table:table-row table:style-name="ro4">
          <table:table-cell office:value-type="string">
            <text:p>1.</text:p>
          </table:table-cell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/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 office:value-type="string">
            <text:p>@?Next to?@ Sin-muštešer, gardener of Ana-pani-andullim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2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/>
          <table:table-cell office:value-type="string">
            <text:p>6 @gur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/>
          <table:table-cell office:value-type="string">
            <text:p>6 @gur</text:p>
          </table:table-cell>
          <table:table-cell office:value-type="string">
            <text:p>@?Next to?@ Šatallišu, gardener of Šatallišu</text:p>
          </table:table-cell>
        </table:table-row>
        <table:table-row table:style-name="ro4">
          <table:table-cell office:value-type="string">
            <text:p>$ single ruling</text:p>
          </table:table-cell>
          <table:table-cell table:number-columns-repeated="10"/>
        </table:table-row>
        <table:table-row table:style-name="ro4">
          <table:table-cell office:value-type="string">
            <text:p>3.</text:p>
          </table:table-cell>
          <table:table-cell table:number-columns-repeated="4"/>
          <table:table-cell office:value-type="string" table:number-columns-spanned="6" table:number-rows-spanned="1">
            <text:p>Property of Ninurta-illassu, Iliš-tikal town</text:p>
          </table:table-cell>
          <table:covered-table-cell table:number-columns-repeated="5"/>
        </table:table-row>
        <table:table-row table:style-name="ro4">
          <table:table-cell office:value-type="string">
            <text:p>$ double ruling</text:p>
          </table:table-cell>
          <table:table-cell table:number-columns-repeated="10"/>
        </table:table-row>
        <table:table-row table:style-name="ro4">
          <table:table-cell office:value-type="string">
            <text:p>4. |</text:p>
          </table:table-cell>
          <table:table-cell office:value-type="string">
            <text:p>According to the report of Abiyatum, mayor</text:p>
          </table:table-cell>
          <table:table-cell table:number-columns-repeated="9"/>
        </table:table-row>
        <table:table-row table:style-name="ro4">
          <table:table-cell office:value-type="string">
            <text:p>5. |</text:p>
          </table:table-cell>
          <table:table-cell office:value-type="string">
            <text:p>Ali-damqum, governor</text:p>
          </table:table-cell>
          <table:table-cell table:number-columns-repeated="9"/>
        </table:table-row>
        <table:table-row table:style-name="ro4">
          <table:table-cell office:value-type="string">
            <text:p>6. |</text:p>
          </table:table-cell>
          <table:table-cell office:value-type="string">
            <text:p>Sin-wedu, son of Sin-gamil</text:p>
          </table:table-cell>
          <table:table-cell table:number-columns-repeated="9"/>
        </table:table-row>
        <table:table-row table:style-name="ro4">
          <table:table-cell office:value-type="string">
            <text:p>7. |</text:p>
          </table:table-cell>
          <table:table-cell office:value-type="string">
            <text:p>Ilam-dugul, son of Amurru</text:p>
          </table:table-cell>
          <table:table-cell table:number-columns-repeated="9"/>
        </table:table-row>
        <table:table-row table:style-name="ro4">
          <table:table-cell office:value-type="string">
            <text:p>8. |</text:p>
          </table:table-cell>
          <table:table-cell office:value-type="string">
            <text:p>Sin-uselli, son of Appaya</text:p>
          </table:table-cell>
          <table:table-cell table:number-columns-repeated="9"/>
        </table:table-row>
        <table:table-row table:style-name="ro4">
          <table:table-cell office:value-type="string">
            <text:p>9. |</text:p>
          </table:table-cell>
          <table:table-cell office:value-type="string">
            <text:p>Wardum, son of Me-...</text:p>
          </table:table-cell>
          <table:table-cell table:number-columns-repeated="9"/>
        </table:table-row>
        <table:table-row table:style-name="ro4">
          <table:table-cell office:value-type="string">
            <text:p>10. |</text:p>
          </table:table-cell>
          <table:table-cell office:value-type="string">
            <text:p>Ahi-lumur, son of Ilaya</text:p>
          </table:table-cell>
          <table:table-cell table:number-columns-repeated="9"/>
        </table:table-row>
        <table:table-row table:style-name="ro4">
          <table:table-cell office:value-type="string">
            <text:p>11. |</text:p>
          </table:table-cell>
          <table:table-cell office:value-type="string">
            <text:p>Ubar-Nanše, son of Nur-Amurrim</text:p>
          </table:table-cell>
          <table:table-cell table:number-columns-repeated="9"/>
        </table:table-row>
        <table:table-row table:style-name="ro4">
          <table:table-cell office:value-type="string">
            <text:p>12. |</text:p>
          </table:table-cell>
          <table:table-cell office:value-type="string">
            <text:p>Imgua</text:p>
          </table:table-cell>
          <table:table-cell table:number-columns-repeated="9"/>
        </table:table-row>
        <table:table-row table:style-name="ro4">
          <table:table-cell office:value-type="string">
            <text:p>13. |</text:p>
          </table:table-cell>
          <table:table-cell office:value-type="string">
            <text:p>(and) Igmil-Sin, son of Ahi-wedu, @pašīšum-priest</text:p>
          </table:table-cell>
          <table:table-cell table:number-columns-repeated="9"/>
        </table:table-row>
        <table:table-row table:style-name="ro4">
          <table:table-cell office:value-type="string">
            <text:p>14. |</text:p>
          </table:table-cell>
          <table:table-cell office:value-type="string">
            <text:p>These witnesses from Iliš-tikal town</text:p>
          </table:table-cell>
          <table:table-cell table:number-columns-repeated="9"/>
        </table:table-row>
        <table:table-row table:style-name="ro4">
          <table:table-cell office:value-type="string">
            <text:p>15. |</text:p>
          </table:table-cell>
          <table:table-cell office:value-type="string">
            <text:p>established (this) and will satisfy the palace.</text:p>
          </table:table-cell>
          <table:table-cell table:number-columns-repeated="9"/>
        </table:table-row>
        <table:table-row table:style-name="ro4">
          <table:table-cell office:value-type="string">
            <text:p>$ 1 line blank</text:p>
          </table:table-cell>
          <table:table-cell table:number-columns-repeated="10"/>
        </table:table-row>
        <table:table-row table:style-name="ro4">
          <table:table-cell office:value-type="string">
            <text:p>16.</text:p>
          </table:table-cell>
          <table:table-cell table:number-columns-repeated="9"/>
          <table:table-cell office:value-type="string">
            <text:p>Addarum (Month XII), day 3</text:p>
          </table:table-cell>
        </table:table-row>
        <table:table-row table:style-name="ro4">
          <table:table-cell office:value-type="string">
            <text:p>17.</text:p>
          </table:table-cell>
          <table:table-cell table:number-columns-repeated="9"/>
          <table:table-cell office:value-type="string">
            <text:p>Year: the walls of Mari and Malgium were destroyed.</text:p>
          </table:table-cell>
        </table:table-row>
        <table:table-row table:style-name="ro4" table:number-rows-repeated="1048363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7">09/27/2024</text:date>, <text:time>20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anor Robson</meta:initial-creator>
    <meta:creation-date>2010-08-17T09:47:47</meta:creation-date>
    <dc:date>2024-09-27T20:25:40</dc:date>
    <meta:editing-duration>P1DT6H13M37S</meta:editing-duration>
    <meta:editing-cycles>46</meta:editing-cycles>
    <meta:generator>OpenOffice/4.1.14$Unix OpenOffice.org_project/4114m1$Build-9811</meta:generator>
    <dc:creator>Steve Tinney</dc:creator>
    <meta:document-statistic meta:table-count="3" meta:cell-count="667" meta:object-count="0"/>
  </office:meta>
</office:document-meta>
</file>